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Arial" fo:language="pt" fo:country="BR" fo:font-style="normal" fo:font-weight="bold" officeooo:rsid="000571d2" officeooo:paragraph-rsid="000571d2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use-window-font-color="true" loext:opacity="0%" style:font-name="Arial" fo:language="pt" fo:country="BR" fo:font-style="normal" fo:font-weight="normal" officeooo:rsid="0020c1a3" officeooo:paragraph-rsid="0020c1a3" fo:background-color="transparent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use-window-font-color="true" loext:opacity="0%" style:font-name="Arial" fo:language="pt" fo:country="BR" fo:font-style="normal" fo:font-weight="normal" officeooo:rsid="0022079a" officeooo:paragraph-rsid="0020c1a3" fo:background-color="transparent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use-window-font-color="true" loext:opacity="0%" style:font-name="Arial" fo:language="pt" fo:country="BR" fo:font-style="normal" fo:font-weight="normal" officeooo:rsid="0022079a" officeooo:paragraph-rsid="0022079a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use-window-font-color="true" loext:opacity="0%" style:font-name="Arial" fo:language="pt" fo:country="BR" fo:font-style="normal" fo:font-weight="normal" officeooo:rsid="0023f52e" officeooo:paragraph-rsid="0023f52e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use-window-font-color="true" loext:opacity="0%" style:font-name="Arial" fo:language="pt" fo:country="BR" fo:font-style="normal" fo:font-weight="normal" officeooo:rsid="00247dc7" officeooo:paragraph-rsid="00247dc7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use-window-font-color="true" loext:opacity="0%" style:font-name="Arial" fo:language="pt" fo:country="BR" fo:font-style="normal" fo:font-weight="normal" officeooo:rsid="0026ff0d" officeooo:paragraph-rsid="0026ff0d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use-window-font-color="true" loext:opacity="0%" style:font-name="Arial" fo:language="pt" fo:country="BR" fo:font-style="normal" fo:font-weight="normal" officeooo:rsid="00294464" officeooo:paragraph-rsid="00294464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use-window-font-color="true" loext:opacity="0%" style:font-name="Arial" fo:language="pt" fo:country="BR" fo:font-style="normal" fo:font-weight="normal" officeooo:rsid="002a9c9d" officeooo:paragraph-rsid="002a9c9d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use-window-font-color="true" loext:opacity="0%" style:font-name="Arial" fo:language="pt" fo:country="BR" fo:font-style="normal" fo:font-weight="normal" officeooo:rsid="002f2537" officeooo:paragraph-rsid="002f2537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loext:opacity="0%" style:font-name="Arial" fo:language="pt" fo:country="BR" fo:font-style="normal" fo:font-weight="bold" officeooo:rsid="0023f52e" officeooo:paragraph-rsid="0023f52e" fo:background-color="transparent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use-window-font-color="true" loext:opacity="0%" style:font-name="Arial" fo:language="pt" fo:country="BR" fo:font-style="normal" fo:font-weight="bold" officeooo:rsid="00247dc7" officeooo:paragraph-rsid="00247dc7" fo:background-color="transparent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use-window-font-color="true" loext:opacity="0%" style:font-name="Arial" fo:language="pt" fo:country="BR" fo:font-style="normal" fo:font-weight="bold" officeooo:rsid="0020c1a3" officeooo:paragraph-rsid="0020c1a3" fo:background-color="transparent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use-window-font-color="true" loext:opacity="0%" style:font-name="Arial" fo:language="pt" fo:country="BR" fo:font-style="italic" fo:font-weight="normal" officeooo:rsid="0022079a" officeooo:paragraph-rsid="0022079a" fo:background-color="transparent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use-window-font-color="true" loext:opacity="0%" style:font-name="Arial" fo:language="pt" fo:country="BR" fo:font-style="italic" fo:font-weight="normal" officeooo:rsid="0023f52e" officeooo:paragraph-rsid="0023f52e" fo:background-color="transparent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use-window-font-color="true" loext:opacity="0%" style:font-name="Arial" fo:language="pt" fo:country="BR" fo:font-style="italic" fo:font-weight="normal" officeooo:rsid="00247dc7" officeooo:paragraph-rsid="00247dc7" fo:background-color="transparent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use-window-font-color="true" loext:opacity="0%" style:font-name="Arial" fo:language="pt" fo:country="BR" fo:font-style="italic" fo:font-weight="normal" officeooo:rsid="00251b80" officeooo:paragraph-rsid="00251b80" fo:background-color="transparent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use-window-font-color="true" loext:opacity="0%" style:font-name="Arial" fo:language="pt" fo:country="BR" fo:font-style="italic" fo:font-weight="normal" officeooo:rsid="002a9c9d" officeooo:paragraph-rsid="002a9c9d" fo:background-color="transparent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use-window-font-color="true" loext:opacity="0%" style:font-name="Arial" fo:language="pt" fo:country="BR" fo:font-style="italic" fo:font-weight="normal" officeooo:rsid="002c424e" officeooo:paragraph-rsid="002c424e" fo:background-color="transparent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use-window-font-color="true" loext:opacity="0%" style:font-name="Arial" fo:language="pt" fo:country="BR" fo:font-style="italic" fo:font-weight="bold" officeooo:rsid="00294464" officeooo:paragraph-rsid="00294464" fo:background-color="transparent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Arial" fo:language="pt" fo:country="BR" fo:font-style="normal" fo:font-weight="normal" officeooo:rsid="0015025a" officeooo:paragraph-rsid="0015025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Arial" fo:language="pt" fo:country="BR" fo:font-style="normal" fo:font-weight="normal" officeooo:rsid="0016329e" officeooo:paragraph-rsid="0016329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6329e" officeooo:paragraph-rsid="0016329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Arial" fo:language="pt" fo:country="BR" fo:font-style="normal" fo:font-weight="normal" officeooo:rsid="00176268" officeooo:paragraph-rsid="0016329e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76268" officeooo:paragraph-rsid="001811e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76268" officeooo:paragraph-rsid="0017626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811ef" officeooo:paragraph-rsid="001811e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8a8e7" officeooo:paragraph-rsid="0018a8e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9f6f5" officeooo:paragraph-rsid="0019f6f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a0316" officeooo:paragraph-rsid="001a031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bc879" officeooo:paragraph-rsid="001bc87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cb7a7" officeooo:paragraph-rsid="001cb7a7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da14d" officeooo:paragraph-rsid="001da14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e6437" officeooo:paragraph-rsid="001e6437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Arial" fo:language="pt" fo:country="BR" fo:font-style="normal" fo:font-weight="normal" officeooo:rsid="00043829" officeooo:paragraph-rsid="0004382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Arial" fo:language="pt" fo:country="BR" fo:font-style="normal" fo:font-weight="normal" officeooo:rsid="000571d2" officeooo:paragraph-rsid="000571d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Arial" fo:language="pt" fo:country="BR" fo:font-style="normal" fo:font-weight="normal" officeooo:rsid="00068e1f" officeooo:paragraph-rsid="00068e1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Arial" fo:language="pt" fo:country="BR" fo:font-style="normal" fo:font-weight="normal" officeooo:rsid="00068e1f" officeooo:paragraph-rsid="000ef71f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Arial" fo:language="pt" fo:country="BR" fo:font-style="normal" fo:font-weight="normal" officeooo:rsid="00081f0d" officeooo:paragraph-rsid="00081f0d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Arial" fo:language="pt" fo:country="BR" fo:font-style="normal" fo:font-weight="normal" officeooo:rsid="000872c7" officeooo:paragraph-rsid="000872c7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Arial" fo:language="pt" fo:country="BR" fo:font-style="normal" fo:font-weight="normal" officeooo:rsid="0008dad2" officeooo:paragraph-rsid="0008dad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Arial" fo:language="pt" fo:country="BR" fo:font-style="normal" fo:font-weight="normal" officeooo:rsid="000a2c8e" officeooo:paragraph-rsid="000a2c8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Arial" fo:language="pt" fo:country="BR" fo:font-style="normal" fo:font-weight="normal" officeooo:rsid="000bb55b" officeooo:paragraph-rsid="000bb55b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Arial" fo:language="pt" fo:country="BR" fo:font-style="normal" fo:font-weight="normal" officeooo:rsid="000d72f8" officeooo:paragraph-rsid="000d72f8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Arial" fo:language="pt" fo:country="BR" fo:font-style="normal" fo:font-weight="normal" officeooo:rsid="000ef71f" officeooo:paragraph-rsid="000ef71f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Arial" fo:language="pt" fo:country="BR" fo:font-style="normal" fo:font-weight="normal" officeooo:rsid="0011edd6" officeooo:paragraph-rsid="0011edd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Arial" fo:language="pt" fo:country="BR" fo:font-style="normal" fo:font-weight="normal" officeooo:rsid="0011edd6" officeooo:paragraph-rsid="0011f334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Arial" fo:language="pt" fo:country="BR" fo:font-style="normal" fo:font-weight="normal" officeooo:rsid="0011f334" officeooo:paragraph-rsid="0011f33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language="pt" fo:country="BR" fo:font-style="normal" fo:font-weight="normal" officeooo:rsid="001bc879" officeooo:paragraph-rsid="001bc879" fo:background-color="#800080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Arial" fo:language="pt" fo:country="BR" fo:font-style="normal" fo:font-weight="normal" officeooo:rsid="000ef71f" officeooo:paragraph-rsid="000ef71f" fo:background-color="#80008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Arial" fo:language="pt" fo:country="BR" fo:font-style="normal" fo:font-weight="bold" officeooo:rsid="000571d2" officeooo:paragraph-rsid="000571d2" style:font-style-asian="normal" style:font-weight-asian="bold" style:font-style-complex="normal" style:font-weight-complex="bold"/>
    </style:style>
    <style:style style:name="P52" style:family="paragraph" style:parent-style-name="Standard">
      <style:text-properties style:font-name="Arial" fo:language="pt" fo:country="BR" fo:font-style="normal" fo:font-weight="bold" officeooo:rsid="00068e1f" officeooo:paragraph-rsid="00068e1f" style:font-style-asian="normal" style:font-weight-asian="bold" style:font-style-complex="normal" style:font-weight-complex="bold"/>
    </style:style>
    <style:style style:name="P53" style:family="paragraph" style:parent-style-name="Standard">
      <style:text-properties style:font-name="Arial" fo:language="pt" fo:country="BR" fo:font-style="normal" fo:font-weight="bold" officeooo:rsid="00081f0d" officeooo:paragraph-rsid="00081f0d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Arial" fo:language="pt" fo:country="BR" fo:font-style="normal" fo:font-weight="bold" officeooo:rsid="0008dad2" officeooo:paragraph-rsid="0008dad2" style:font-style-asian="normal" style:font-weight-asian="bold" style:font-style-complex="normal" style:font-weight-complex="bold"/>
    </style:style>
    <style:style style:name="P55" style:family="paragraph" style:parent-style-name="Standard">
      <style:text-properties style:font-name="Arial" fo:language="pt" fo:country="BR" fo:font-style="normal" fo:font-weight="bold" officeooo:rsid="000ef71f" officeooo:paragraph-rsid="000ef71f" style:font-style-asian="normal" style:font-weight-asian="bold" style:font-style-complex="normal" style:font-weight-complex="bold"/>
    </style:style>
    <style:style style:name="P56" style:family="paragraph" style:parent-style-name="Standard">
      <style:text-properties style:font-name="Arial" fo:language="pt" fo:country="BR" fo:font-style="normal" fo:font-weight="bold" officeooo:rsid="001080cb" officeooo:paragraph-rsid="001080cb" style:font-style-asian="normal" style:font-weight-asian="bold" style:font-style-complex="normal" style:font-weight-complex="bold"/>
    </style:style>
    <style:style style:name="P57" style:family="paragraph" style:parent-style-name="Standard">
      <style:text-properties style:font-name="Arial" fo:language="pt" fo:country="BR" fo:font-style="normal" fo:font-weight="bold" officeooo:rsid="0011edd6" officeooo:paragraph-rsid="0011edd6" style:font-style-asian="normal" style:font-weight-asian="bold" style:font-style-complex="normal" style:font-weight-complex="bold"/>
    </style:style>
    <style:style style:name="P58" style:family="paragraph" style:parent-style-name="Standard">
      <style:text-properties style:font-name="Arial" fo:language="pt" fo:country="BR" fo:font-style="normal" fo:font-weight="bold" officeooo:rsid="0011f334" officeooo:paragraph-rsid="0011f334" fo:background-color="#ffff00" style:font-style-asian="normal" style:font-weight-asian="bold" style:font-style-complex="normal" style:font-weight-complex="bold"/>
    </style:style>
    <style:style style:name="P59" style:family="paragraph" style:parent-style-name="Standard">
      <style:text-properties style:font-name="Arial" fo:language="pt" fo:country="BR" fo:font-style="italic" fo:font-weight="bold" officeooo:rsid="0016329e" officeooo:paragraph-rsid="0016329e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" fo:language="pt" fo:country="BR" fo:font-style="italic" fo:font-weight="bold" officeooo:rsid="00176268" officeooo:paragraph-rsid="00176268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" fo:language="pt" fo:country="BR" fo:font-style="italic" fo:font-weight="bold" officeooo:rsid="0019f6f5" officeooo:paragraph-rsid="0019f6f5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rial" fo:language="pt" fo:country="BR" fo:font-style="italic" fo:font-weight="bold" officeooo:rsid="001a0316" officeooo:paragraph-rsid="001a0316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" fo:language="pt" fo:country="BR" fo:font-style="italic" fo:font-weight="bold" officeooo:rsid="001cb7a7" officeooo:paragraph-rsid="001cb7a7" style:font-style-asian="italic" style:font-weight-asian="bold" style:font-style-complex="italic" style:font-weight-complex="bold"/>
    </style:style>
    <style:style style:name="P64" style:family="paragraph" style:parent-style-name="Standard">
      <style:text-properties style:font-name="Arial" fo:language="pt" fo:country="BR" fo:font-style="italic" fo:font-weight="bold" officeooo:rsid="00043829" officeooo:paragraph-rsid="00043829" style:font-style-asian="italic" style:font-weight-asian="bold" style:font-style-complex="italic" style:font-weight-complex="bold"/>
    </style:style>
    <style:style style:name="P65" style:family="paragraph" style:parent-style-name="Standard">
      <style:text-properties style:font-name="Arial" fo:language="pt" fo:country="BR" fo:font-style="italic" fo:font-weight="bold" officeooo:rsid="0011edd6" officeooo:paragraph-rsid="0011edd6" fo:background-color="#ffff00" style:font-style-asian="italic" style:font-weight-asian="bold" style:font-style-complex="italic" style:font-weight-complex="bold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3" style:list-style-name=""/>
    <style:style style:name="P68" style:family="paragraph" style:parent-style-name="Heading_20_3">
      <style:text-properties officeooo:rsid="0035c1f9" officeooo:paragraph-rsid="0035c1f9"/>
    </style:style>
    <style:style style:name="P69" style:family="paragraph" style:parent-style-name="Heading_20_3">
      <style:paragraph-properties fo:break-before="page"/>
    </style:style>
    <style:style style:name="P70" style:family="paragraph" style:parent-style-name="Quotations">
      <style:text-properties officeooo:rsid="0032bfb0" officeooo:paragraph-rsid="0032bfb0" fo:background-color="#729fcf"/>
    </style:style>
    <style:style style:name="P71" style:family="paragraph" style:parent-style-name="Standard">
      <style:text-properties style:use-window-font-color="true" loext:opacity="0%" style:font-name="Arial" fo:language="pt" fo:country="BR" fo:font-style="normal" fo:font-weight="normal" officeooo:rsid="00251b80" officeooo:paragraph-rsid="00251b80" fo:background-color="transparent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use-window-font-color="true" loext:opacity="0%" style:font-name="Arial" fo:language="pt" fo:country="BR" fo:font-style="normal" fo:font-weight="normal" officeooo:rsid="002a9c9d" officeooo:paragraph-rsid="002a9c9d" fo:background-color="transparent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use-window-font-color="true" loext:opacity="0%" style:font-name="Arial" fo:language="pt" fo:country="BR" fo:font-style="normal" fo:font-weight="normal" officeooo:rsid="002c424e" officeooo:paragraph-rsid="002c424e" fo:background-color="transparent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use-window-font-color="true" loext:opacity="0%" style:font-name="Arial" fo:language="pt" fo:country="BR" fo:font-style="normal" fo:font-weight="normal" officeooo:rsid="002d83be" officeooo:paragraph-rsid="002d83be" fo:background-color="transparent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use-window-font-color="true" loext:opacity="0%" style:font-name="Arial" fo:language="pt" fo:country="BR" fo:font-style="normal" fo:font-weight="bold" officeooo:rsid="002c424e" officeooo:paragraph-rsid="002c424e" fo:background-color="transparent" style:font-style-asian="normal" style:font-weight-asian="bold" style:font-style-complex="normal" style:font-weight-complex="bold"/>
    </style:style>
    <style:style style:name="P76" style:family="paragraph" style:parent-style-name="Standard">
      <style:text-properties style:use-window-font-color="true" loext:opacity="0%" style:font-name="Arial" fo:language="pt" fo:country="BR" fo:font-style="italic" fo:font-weight="normal" officeooo:rsid="0026ff0d" officeooo:paragraph-rsid="0026ff0d" fo:background-color="transparent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style:use-window-font-color="true" loext:opacity="0%" style:font-name="Arial" fo:language="pt" fo:country="BR" fo:font-style="italic" fo:font-weight="normal" officeooo:rsid="002c424e" officeooo:paragraph-rsid="002c424e" fo:background-color="transparent" style:font-style-asian="italic" style:font-weight-asian="normal" style:font-style-complex="italic" style:font-weight-complex="normal"/>
    </style:style>
    <style:style style:name="P78" style:family="paragraph" style:parent-style-name="Standard" style:list-style-name="L2">
      <style:paragraph-properties fo:text-align="justify" style:justify-single-word="false"/>
      <style:text-properties style:font-name="Arial" fo:language="pt" fo:country="BR" fo:font-style="italic" fo:font-weight="bold" officeooo:rsid="00176268" officeooo:paragraph-rsid="00176268" style:font-style-asian="italic" style:font-weight-asian="bold" style:font-style-complex="italic" style:font-weight-complex="bold"/>
    </style:style>
    <style:style style:name="P79" style:family="paragraph" style:parent-style-name="Standard" style:list-style-name="L3">
      <style:text-properties style:font-name="Arial" fo:language="pt" fo:country="BR" fo:font-style="normal" fo:font-weight="normal" officeooo:rsid="00043829" officeooo:paragraph-rsid="00043829" style:font-style-asian="normal" style:font-weight-asian="normal" style:font-style-complex="normal" style:font-weight-complex="normal"/>
    </style:style>
    <style:style style:name="P80" style:family="paragraph" style:parent-style-name="Standard" style:list-style-name="L4">
      <style:text-properties style:font-name="Arial" fo:language="pt" fo:country="BR" fo:font-style="normal" fo:font-weight="normal" officeooo:rsid="0008dad2" officeooo:paragraph-rsid="0008dad2" style:font-style-asian="normal" style:font-weight-asian="normal" style:font-style-complex="normal" style:font-weight-complex="normal"/>
    </style:style>
    <style:style style:name="P81" style:family="paragraph" style:parent-style-name="Standard" style:list-style-name="L5">
      <style:text-properties style:font-name="Arial" fo:language="pt" fo:country="BR" fo:font-style="normal" fo:font-weight="normal" officeooo:rsid="000ef71f" officeooo:paragraph-rsid="000ef71f" style:font-style-asian="normal" style:font-weight-asian="normal" style:font-style-complex="normal" style:font-weight-complex="normal"/>
    </style:style>
    <style:style style:name="P82" style:family="paragraph" style:parent-style-name="Standard" style:list-style-name="L3">
      <style:text-properties style:font-name="Arial" fo:language="pt" fo:country="BR" fo:font-style="normal" fo:font-weight="bold" officeooo:rsid="00043829" officeooo:paragraph-rsid="00043829" style:font-style-asian="normal" style:font-weight-asian="bold" style:font-style-complex="normal" style:font-weight-complex="bold"/>
    </style:style>
    <style:style style:name="P83" style:family="paragraph" style:parent-style-name="Standard" style:list-style-name="L3">
      <style:text-properties style:font-name="Arial" fo:language="pt" fo:country="BR" fo:font-style="normal" fo:font-weight="bold" officeooo:rsid="00043829" officeooo:paragraph-rsid="00209aca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color="#c9211e" loext:opacity="100%" style:font-name="Arial" fo:language="pt" fo:country="BR" fo:font-style="normal" fo:font-weight="normal" officeooo:rsid="0031165d" officeooo:paragraph-rsid="0031165d" fo:background-color="#ffff00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color="#c9211e" loext:opacity="100%" fo:language="pt" fo:country="BR" officeooo:rsid="0032bfb0" officeooo:paragraph-rsid="0032bfb0"/>
    </style:style>
    <style:style style:name="P86" style:family="paragraph" style:parent-style-name="Standard">
      <style:text-properties fo:language="pt" fo:country="BR"/>
    </style:style>
    <style:style style:name="P87" style:family="paragraph" style:parent-style-name="Standard" style:list-style-name="L6">
      <style:text-properties fo:language="pt" fo:country="BR"/>
    </style:style>
    <style:style style:name="P88" style:family="paragraph" style:parent-style-name="Standard" style:list-style-name="L6">
      <style:text-properties fo:language="pt" fo:country="BR" officeooo:rsid="0031165d" officeooo:paragraph-rsid="0031165d"/>
    </style:style>
    <style:style style:name="P89" style:family="paragraph" style:parent-style-name="Standard">
      <style:text-properties fo:language="pt" fo:country="BR" officeooo:rsid="0031165d" officeooo:paragraph-rsid="0031165d"/>
    </style:style>
    <style:style style:name="P90" style:family="paragraph" style:parent-style-name="Standard" style:list-style-name="L1">
      <style:text-properties fo:language="pt" fo:country="BR" officeooo:paragraph-rsid="00251b80"/>
    </style:style>
    <style:style style:name="P91" style:family="paragraph" style:parent-style-name="Standard" style:list-style-name="L1">
      <style:text-properties fo:language="pt" fo:country="BR" officeooo:rsid="00251b80" officeooo:paragraph-rsid="00251b80"/>
    </style:style>
    <style:style style:name="P92" style:family="paragraph" style:parent-style-name="Standard">
      <style:text-properties fo:language="pt" fo:country="BR" officeooo:rsid="0032bfb0" officeooo:paragraph-rsid="0032bfb0"/>
    </style:style>
    <style:style style:name="P93" style:family="paragraph" style:parent-style-name="Standard">
      <style:text-properties fo:language="pt" fo:country="BR" officeooo:rsid="0034ad4b" officeooo:paragraph-rsid="0034ad4b"/>
    </style:style>
    <style:style style:name="P94" style:family="paragraph" style:parent-style-name="Standard">
      <style:text-properties fo:language="pt" fo:country="BR" officeooo:rsid="0034d759" officeooo:paragraph-rsid="0034d759"/>
    </style:style>
    <style:style style:name="P95" style:family="paragraph" style:parent-style-name="Standard" style:list-style-name="L7">
      <style:text-properties fo:language="pt" fo:country="BR" officeooo:rsid="0034d759" officeooo:paragraph-rsid="0034d759"/>
    </style:style>
    <style:style style:name="P96" style:family="paragraph" style:parent-style-name="Text_20_body">
      <style:text-properties fo:language="pt" fo:country="BR" officeooo:rsid="0034d759"/>
    </style:style>
    <style:style style:name="P97" style:family="paragraph" style:parent-style-name="Text_20_body">
      <style:text-properties officeooo:paragraph-rsid="0035c1f9"/>
    </style:style>
    <style:style style:name="P98" style:family="paragraph" style:parent-style-name="Text_20_body">
      <style:text-properties officeooo:rsid="0037a6ad" officeooo:paragraph-rsid="0037a6ad"/>
    </style:style>
    <style:style style:name="P99" style:family="paragraph" style:parent-style-name="Text_20_body">
      <style:text-properties officeooo:paragraph-rsid="0037a6ad"/>
    </style:style>
    <style:style style:name="P100" style:family="paragraph" style:parent-style-name="Text_20_body">
      <style:text-properties officeooo:rsid="003af8b3" officeooo:paragraph-rsid="003af8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a6ad" style:font-weight-asian="bold" style:font-weight-complex="bold"/>
    </style:style>
    <style:style style:name="T3" style:family="text">
      <style:text-properties fo:font-weight="bold" fo:background-color="#729fcf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80cb" style:font-weight-asian="normal" style:font-weight-complex="normal"/>
    </style:style>
    <style:style style:name="T6" style:family="text">
      <style:text-properties officeooo:rsid="00068e1f"/>
    </style:style>
    <style:style style:name="T7" style:family="text">
      <style:text-properties officeooo:rsid="001080cb"/>
    </style:style>
    <style:style style:name="T8" style:family="text">
      <style:text-properties officeooo:rsid="0011f33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76268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cb7a7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09aca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#ff0000" loext:char-shading-value="0"/>
    </style:style>
    <style:style style:name="T18" style:family="text">
      <style:text-properties officeooo:rsid="00209aca" fo:background-color="#ff0000" loext:char-shading-value="0"/>
    </style:style>
    <style:style style:name="T19" style:family="text">
      <style:text-properties officeooo:rsid="0020c1a3" fo:background-color="#ff0000" loext:char-shading-value="0"/>
    </style:style>
    <style:style style:name="T20" style:family="text">
      <style:text-properties style:use-window-font-color="true" loext:opacity="0%" style:font-name="Arial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style:use-window-font-color="true" loext:opacity="0%" style:font-name="Arial" fo:font-style="normal" fo:font-weight="bold" officeooo:rsid="00251b80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style:use-window-font-color="true" loext:opacity="0%" style:font-name="Ari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style:use-window-font-color="true" loext:opacity="0%" style:font-name="Arial" fo:font-style="normal" fo:font-weight="normal" officeooo:rsid="00251b80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officeooo:rsid="0031165d"/>
    </style:style>
    <style:style style:name="T25" style:family="text">
      <style:text-properties fo:background-color="#729fcf" loext:char-shading-value="0"/>
    </style:style>
    <style:style style:name="T26" style:family="text">
      <style:text-properties officeooo:rsid="0035c1f9"/>
    </style:style>
    <style:style style:name="T27" style:family="text">
      <style:text-properties officeooo:rsid="0037a6ad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92052657" text:style-name="Outline">
        <text:list-item>
          <text:h text:style-name="Heading_20_1" text:outline-level="1">AULA 29/04/2021</text:h>
        </text:list-item>
      </text:list>
      <text:p text:style-name="P84"/>
      <text:p text:style-name="P86">Recomendações de livros</text:p>
      <text:list xml:id="list1473507880" text:style-name="L6">
        <text:list-item>
          <text:p text:style-name="P87">Morrer de tanto viver – <text:span text:style-name="T24">N.D Vilson</text:span></text:p>
        </text:list-item>
        <text:list-item>
          <text:p text:style-name="P88">O Sofrimento nunca é em vão– Elizabeth Elliot</text:p>
        </text:list-item>
        <text:list-item>
          <text:p text:style-name="P88">O Deus pródigo – Timothy Keller</text:p>
        </text:list-item>
        <text:list-item>
          <text:p text:style-name="P88">Carta de um Diabo a seu aprendiz – C.S Lewis</text:p>
        </text:list-item>
      </text:list>
      <text:p text:style-name="P89"/>
      <text:p text:style-name="P89"/>
      <text:p text:style-name="P89">8 – Ressurreição, A Espiritualidade da nova vida – João 20:1-18</text:p>
      <text:p text:style-name="P89"/>
      <text:p text:style-name="P89">Nossa vida de experiências com Deus, tem mais a ver com aquilo que Deus quer revelar a nós do que aquilo que nos esforçamos para compreender. </text:p>
      <text:p text:style-name="P89"/>
      <text:p text:style-name="P70">Não seja convencido que o melhor/maior no Reino dos Céus é sempre o que realiza mais, o que lê mais, ora mais, prega mais, canta mais, é mais santo.</text:p>
      <text:p text:style-name="P92">As vezes nos colocamos em corridas apenas para bater números e não entendemos o que de fato estamos fazendo.</text:p>
      <text:p text:style-name="P92"/>
      <text:p text:style-name="P85">Calm down.</text:p>
      <text:p text:style-name="P92"/>
      <text:p text:style-name="P93">* Sermão sobre missões</text:p>
      <text:p text:style-name="P93"/>
      <text:p text:style-name="P93">8.2 – A responsabilidade como companheira da maravilha.</text:p>
      <text:p text:style-name="P93"/>
      <text:p text:style-name="P93">O que devemos fazer depois de termos sido surpreendidos.</text:p>
      <text:p text:style-name="P93"/>
      <text:p text:style-name="P94"><text:span text:style-name="T25">O Evangelismo é </text:span><text:span text:style-name="T3">produzir o encontro</text:span><text:span text:style-name="T25"> das pessoas com Cristo</text:span>, Jesus não é a manchete do jornal de Deus, mas sim, o conteúdo do jornal; Ele é o próprio jornal de Deus.</text:p>
      <text:p text:style-name="P94"/>
      <text:p text:style-name="P94"/>
      <text:p text:style-name="P94">9 – Desculpa X Responsabilidade.</text:p>
      <text:list xml:id="list2369633086" text:style-name="L7">
        <text:list-item>
          <text:p text:style-name="P95">Autocomiseração</text:p>
        </text:list-item>
        <text:list-item>
          <text:p text:style-name="P95">Intelectolatria</text:p>
        </text:list-item>
        <text:list-item>
          <text:p text:style-name="P95">Sectarismo</text:p>
        </text:list-item>
      </text:list>
      <text:p text:style-name="P94"/>
      <text:h text:style-name="P67" text:outline-level="3"/>
      <text:list xml:id="list214111171342546" text:continue-list="list3692052657" text:style-name="Outline">
        <text:list-item>
          <text:list>
            <text:list-item>
              <text:list>
                <text:list-item>
                  <text:h text:style-name="P69" text:outline-level="3">Autocomiseração</text:h>
                </text:list-item>
              </text:list>
            </text:list-item>
          </text:list>
        </text:list-item>
      </text:list>
      <text:p text:style-name="P94"><text:tab/>Se colocar abaixo dos outros numa tentativa de não assumir responsabilidades.</text:p>
      <text:list xml:id="list214110447752812" text:continue-numbering="true" text:style-name="Outline">
        <text:list-item>
          <text:list>
            <text:list-item>
              <text:list>
                <text:list-item>
                  <text:h text:style-name="Heading_20_3" text:outline-level="3">Intelectolatria</text:h>
                </text:list-item>
              </text:list>
            </text:list-item>
          </text:list>
        </text:list-item>
      </text:list>
      <text:p text:style-name="P96"><text:tab/><text:span text:style-name="T26">Se há conteúdo, devo ser especialista. Senão, não posso anunciá-lo.</text:span></text:p>
      <text:list xml:id="list214110576755167" text:continue-numbering="true" text:style-name="Outline">
        <text:list-item>
          <text:list>
            <text:list-item>
              <text:list>
                <text:list-item>
                  <text:h text:style-name="P68" text:outline-level="3">Sectarismo</text:h>
                </text:list-item>
              </text:list>
            </text:list-item>
          </text:list>
        </text:list-item>
      </text:list>
      <text:p text:style-name="P97"><text:tab/><text:span text:style-name="T26">Se devo incluir pessoas, tenho que escolher um grupo específico.</text:span></text:p>
      <text:p text:style-name="P99"><text:span text:style-name="T27">O Evangelho de Cristo é </text:span><text:span text:style-name="T2">inclusivista</text:span><text:span text:style-name="T27">.</text:span></text:p>
      <text:p text:style-name="P99"/>
      <text:p text:style-name="P98">Liberdade ao confronto para crescimento em amizade e relacionamento</text:p>
      <text:p text:style-name="P98"/>
      <text:p text:style-name="P98"/>
      <text:p text:style-name="P98">9.1 – Obedecendo a ordem</text:p>
      <text:p text:style-name="P98"/>
      <text:p text:style-name="P98">Como consequência, Madalena “saiu anunciando”. Não há necessidade de sair primeiro e depois anunciar. À medida que saímos anunciamos. São duas coisas que acontecem ao mesmo tempo (Mt.28)</text:p>
      <text:p text:style-name="P98"/>
      <text:p text:style-name="P98">Fragmentação do corpo de Cristo.</text:p>
      <text:p text:style-name="P98"/>
      <text:p text:style-name="P98">Nós precisamos gerar a consciência do indo e não do ir.</text:p>
      <text:p text:style-name="P98"/>
      <text:p text:style-name="P98">Se eu sou testemunha eu sou testemunha todos os dias e não apenas em alguns dias da nossa vida.</text:p>
      <text:p text:style-name="P99"/>
      <text:p text:style-name="P100">Até a disciplina de aconselhamento….</text:p>
      <text:list xml:id="list214110540780301" text:continue-numbering="true" text:style-name="Outline">
        <text:list-item>
          <text:h text:style-name="P66" text:outline-level="1">22 de abril de 2021</text:h>
        </text:list-item>
      </text:list>
      <text:p text:style-name="P2"/>
      <text:p text:style-name="P2"/>
      <text:p text:style-name="P2">Quarta feira de manhã aula normal.</text:p>
      <text:p text:style-name="P2"/>
      <text:p text:style-name="P13">A espiritualidade nos eventos da vida de cristo.</text:p>
      <text:p text:style-name="P2"/>
      <text:p text:style-name="P2"/>
      <text:p text:style-name="P2">Imitar a vida de Cristo, para sermos iluminados e libertados das trevas do nosso coração.</text:p>
      <text:p text:style-name="P3"/>
      <text:p text:style-name="P3"/>
      <text:p text:style-name="P14">A história de Jesus, principalmente sua morte e ressurreição, moldam os valores, convicções e a esperança da comunidade Cristã.</text:p>
      <text:p text:style-name="P4"/>
      <text:p text:style-name="P4"/>
      <text:p text:style-name="P4">John Hyder, must read</text:p>
      <text:p text:style-name="P4">Refúgio de um pardal, must read</text:p>
      <text:p text:style-name="P4"/>
      <text:p text:style-name="P4"/>
      <text:p text:style-name="P4">História dos personagens Bíblicos.</text:p>
      <text:p text:style-name="P4">Dos “santos” (personagens não canônicos)</text:p>
      <text:p text:style-name="P5">De Jesus</text:p>
      <text:p text:style-name="P5"/>
      <text:p text:style-name="P15">A história de Jesus é o <text:span text:style-name="T1">padrão máximo </text:span>para o cristianismo.</text:p>
      <text:p text:style-name="P15">Você acredita nisso?</text:p>
      <text:p text:style-name="P15">Todas as demais histórias estão baseadas na história de Cristo.</text:p>
      <text:p text:style-name="P15">A vida de Jesus enquanto vida na história é modelo para nossa vida.</text:p>
      <text:p text:style-name="P4"/>
      <text:p text:style-name="P4"/>
      <text:p text:style-name="P11">Cristo imaginário...</text:p>
      <text:p text:style-name="P5">N.T Wright, O Jesus que nunca conheci… must read. *</text:p>
      <text:p text:style-name="P5"/>
      <text:p text:style-name="P5">Cristo é a centralidade da fé cristã. Ele é o resumo de TODO o processo de Deus na história.</text:p>
      <text:p text:style-name="P5"/>
      <text:p text:style-name="P5">Cristo é a centralidade da salvação humana.</text:p>
      <text:p text:style-name="P5"/>
      <text:p text:style-name="P6">Cristo é a centralidade da redenção e retorno de todas as coisas para Deus</text:p>
      <text:p text:style-name="P6"/>
      <text:p text:style-name="P6"/>
      <text:p text:style-name="P6"/>
      <text:p text:style-name="P12">A espiritualidade da encarnação – Um modelo para a vocação</text:p>
      <text:p text:style-name="P5"/>
      <text:p text:style-name="P16">Projeto sola – Single de Natal.</text:p>
      <text:p text:style-name="P16"/>
      <text:p text:style-name="P17">Colossences 1:15 Jesus é a imagem do Deus invisível.</text:p>
      <text:p text:style-name="P17"><text:soft-page-break/>Hebreus 1:3 Jesus é a expressão <text:span text:style-name="T1">exata</text:span> de Deus.</text:p>
      <text:p text:style-name="P17"/>
      <text:p text:style-name="P17">A fé cristã <text:span text:style-name="T1">não </text:span>está embasada em um Deus ilusório ou abstrato, ele habita em nós</text:p>
      <text:list xml:id="list1126517971" text:style-name="L1">
        <text:list-item>
          <text:p text:style-name="P90"><text:span text:style-name="T21">Temos </text:span><text:span text:style-name="T23">um modelo a seguir.</text:span></text:p>
        </text:list-item>
        <text:list-item>
          <text:p text:style-name="P91"><text:span text:style-name="T20">Não </text:span><text:span text:style-name="T22">vivemos mais na </text:span><text:span text:style-name="T20">individualidade</text:span><text:span text:style-name="T22">.</text:span></text:p>
        </text:list-item>
      </text:list>
      <text:p text:style-name="P71"/>
      <text:p text:style-name="P76">Colocar num lugar visível:</text:p>
      <text:p text:style-name="P76">Salmos 16:8 – Tenho posto o Senhor continuamente diante de mim.</text:p>
      <text:p text:style-name="P76"/>
      <text:p text:style-name="P76"/>
      <text:p text:style-name="P7">Na encarnação Deus nos ensina o mais <text:span text:style-name="T1">profundo</text:span> modelo de engajamento.</text:p>
      <text:p text:style-name="P7">Engajamento como unidade. Não há busca por auto promoção.</text:p>
      <text:p text:style-name="P7"/>
      <text:p text:style-name="P8">INTERVALO</text:p>
      <text:p text:style-name="P8"/>
      <text:p text:style-name="P8">A Anti-encarnação</text:p>
      <text:p text:style-name="P8"/>
      <text:p text:style-name="P8">João 6:41-42</text:p>
      <text:p text:style-name="P8">Mais que um carpinteiro.</text:p>
      <text:p text:style-name="P8"/>
      <text:p text:style-name="P8">“Pão era servido em refeições que constituíam relacionamentos”</text:p>
      <text:p text:style-name="P8"/>
      <text:p text:style-name="P20">Fora do templo e da religião não havia vida e nem relacionamentos com Deus.</text:p>
      <text:p text:style-name="P20"/>
      <text:p text:style-name="P9">A vida de espiritualidade não acontece apenas no tempo mais, agora a espiritualidade está nas coisas ordinárias da vida.</text:p>
      <text:p text:style-name="P9"/>
      <text:p text:style-name="P18">Os Judeus discordaram da possibilidade do sagrado habitar em elementos comuns.</text:p>
      <text:p text:style-name="P9"/>
      <text:p text:style-name="P18">Jesus revela que Deus veio viver de forma comum entre os homens, que o sagrado existe no comum.</text:p>
      <text:p text:style-name="P9"/>
      <text:p text:style-name="P18">A <text:span text:style-name="T1">rotina </text:span>é necessária para uma vida equilibrada.</text:p>
      <text:p text:style-name="P9"/>
      <text:p text:style-name="P9">“Experimente comer apenas no churrasco do domingo e ficar sem comer a semana toda.”</text:p>
      <text:p text:style-name="P9"/>
      <text:p text:style-name="P9">“Muitos querem mudar o mundo, mas não tem a coragem de lavar a louça.”</text:p>
      <text:p text:style-name="P9"/>
      <text:p text:style-name="P18">O diabo propõe a <text:span text:style-name="T1">divindade </text:span>ao homem, “<text:span text:style-name="T1">serão iguais a Deus</text:span>”, Cristo propõe a <text:span text:style-name="T1">humanidade</text:span> ao homem.</text:p>
      <text:p text:style-name="P18"/>
      <text:p text:style-name="P19">Você quer saber o quanto você se parece com Cristo?</text:p>
      <text:p text:style-name="P73">É o quanto as pessoas que “São as mais pecadoras” Se julgam bem em estar próximas de você.</text:p>
      <text:p text:style-name="P73"/>
      <text:p text:style-name="P19">Quanto mais humano você for, mais parecido com Cristo você será.</text:p>
      <text:p text:style-name="P73"/>
      <text:p text:style-name="P73"><text:soft-page-break/></text:p>
      <text:p text:style-name="P73"/>
      <text:p text:style-name="P75">A espiritualidade na CRUZ</text:p>
      <text:p text:style-name="P19">Uma espiritualidade apaixonada</text:p>
      <text:p text:style-name="P73"/>
      <text:p text:style-name="P74">A Cruz de Cristo – John Sttot</text:p>
      <text:p text:style-name="P74"/>
      <text:p text:style-name="P74">“A cruz nos lembra daquilo que foi necessário para que fossemos salvos”</text:p>
      <text:p text:style-name="P74"/>
      <text:p text:style-name="P74"/>
      <text:p text:style-name="P74"/>
      <text:p text:style-name="P74">A morte pública.</text:p>
      <text:p text:style-name="P74"/>
      <text:p text:style-name="P74">A Cruz e suas implicações</text:p>
      <text:p text:style-name="P10"/>
      <text:p text:style-name="P10">┼</text:p>
      <text:p text:style-name="P10">Você não vai para o inferno por que rejeita a Jesus.</text:p>
      <text:p text:style-name="P10">Você já está condenado.</text:p>
      <text:p text:style-name="P10"/>
      <text:p text:style-name="P10">Você não tem condição de pagar por seus pecados</text:p>
      <text:list xml:id="list214110795379065" text:continue-list="list214110540780301" text:style-name="Outline">
        <text:list-item>
          <text:h text:style-name="P66" text:outline-level="1">19 de abril de 2021</text:h>
        </text:list-item>
      </text:list>
      <text:p text:style-name="P21"/>
      <text:p text:style-name="P21">Recomendação de livro:</text:p>
      <text:p text:style-name="P21">→ Liturgia do ordinário – Tomas Nelson</text:p>
      <text:p text:style-name="P21"/>
      <text:p text:style-name="P21">29/04 Quinta feira a noite última aula</text:p>
      <text:p text:style-name="P21"/>
      <text:p text:style-name="P21">Cada grupo tem de 25 até 30 minutos para apresentar</text:p>
      <text:p text:style-name="P21">O líder apresenta</text:p>
      <text:p text:style-name="P21">E o grupo responde as perguntas</text:p>
      <text:p text:style-name="P21"/>
      <text:p text:style-name="P21">Grupo JEJUM (Segundo):</text:p>
      <text:p text:style-name="P21">Aquilina</text:p>
      <text:p text:style-name="P21">Gabriela</text:p>
      <text:p text:style-name="P21">Irene</text:p>
      <text:p text:style-name="P21">Gabriela</text:p>
      <text:p text:style-name="P21">Iris</text:p>
      <text:p text:style-name="P21">Cassiano</text:p>
      <text:p text:style-name="P21">Jediel</text:p>
      <text:p text:style-name="P21"/>
      <text:p text:style-name="P21"/>
      <text:p text:style-name="P22">A <text:span text:style-name="T1">resposta humana </text:span>no dinamismo Divino.</text:p>
      <text:p text:style-name="P22">Crer (pistéuein) – imobilidade, inabalável, estável</text:p>
      <text:p text:style-name="P22"/>
      <text:p text:style-name="P59">Crer é confiança cega?</text:p>
      <text:p text:style-name="P59">→ <text:span text:style-name="T10">Não. Mas confiança certa, </text:span><text:span text:style-name="T9">eu sei </text:span><text:span text:style-name="T10">nos braços de quem estou.</text:span></text:p>
      <text:p text:style-name="P22">→ A estabilidade não está na construção em si.</text:p>
      <text:p text:style-name="P59"><text:span text:style-name="T10"><text:tab/>Ou Seja, um ministério enorme não </text:span><text:span text:style-name="T11">quer dizer que a estabilidade.</text:span></text:p>
      <text:p text:style-name="P24">→ A estabilidade está no que a sustenta.</text:p>
      <text:p text:style-name="P22"/>
      <text:p text:style-name="P23">Dois alunos do CTMVida foram ministrados. Interessante a ideia da construção da casa. A instabilidade não está na construção da casa em si. Estão no mesmo local, mesmo professor, mesma proposta de construir uma casa e os dois empenham força nesse propósito. Ambos alunos possuem a mesma proposta e o mesmo propósito. Provavelmente aquele que constrói na areia tem mais facilidade? Terreno pedregoso é muito difícil pra cavar buracos…</text:p>
      <text:p text:style-name="P23"/>
      <text:p text:style-name="P60">Em que base construirei a minha:</text:p>
      <text:list xml:id="list3556302613" text:style-name="L2">
        <text:list-item>
          <text:p text:style-name="P78">Vida</text:p>
        </text:list-item>
        <text:list-item>
          <text:p text:style-name="P78">Família</text:p>
        </text:list-item>
        <text:list-item>
          <text:p text:style-name="P78">Ministério</text:p>
        </text:list-item>
      </text:list>
      <text:p text:style-name="P60">Rocha ou areia?</text:p>
      <text:p text:style-name="P60"/>
      <text:p text:style-name="P25">Isaías 29:13</text:p>
      <text:p text:style-name="P26">A fé apenas <text:span text:style-name="T1">mecânica.</text:span></text:p>
      <text:p text:style-name="P26"/>
      <text:p text:style-name="P27"><text:soft-page-break/>“O <text:span text:style-name="T1">Homem religioso</text:span> está no templo <text:span text:style-name="T1">pensando em</text:span> <text:span text:style-name="T1">pescaria, </text:span>o <text:span text:style-name="T1">homem espiritual</text:span> está pescando mas <text:span text:style-name="T1">pensando em Deus</text:span>.”</text:p>
      <text:p text:style-name="P28"/>
      <text:p text:style-name="P28">O problema não é apenas ser um fariseu. O Problema é que o fariseu tem a capacidade de converter e tornar os outros 2x mais dignos do inferno.</text:p>
      <text:p text:style-name="P28"/>
      <text:p text:style-name="P61">O Novo nascimento não é ser religioso<text:span text:style-name="T10">.</text:span></text:p>
      <text:p text:style-name="P62">O Novo nascimento é uma transformação interna</text:p>
      <text:p text:style-name="P62">Nascer de novo é uma nova disposição interna</text:p>
      <text:p text:style-name="P29"/>
      <text:p text:style-name="P29">Novo nascimento é quando Deus tira o coração de pedra e concede-lhe um coração de carne. Oh no</text:p>
      <text:p text:style-name="P29">Ef 2:10. “Aqueles que nasceram de novo, nova criatura são.”</text:p>
      <text:p text:style-name="P28"/>
      <text:p text:style-name="P30">Todos os dias que eu não me prostrar aos pés de cristo, eu deitarei a noite prostrado ao pecado.</text:p>
      <text:p text:style-name="P30"/>
      <text:p text:style-name="P30">Metanóia:</text:p>
      <text:p text:style-name="P30"/>
      <text:p text:style-name="P30">50 anos sem energia elétrica.</text:p>
      <text:p text:style-name="P30">50 anos precisa dormir com o sol.</text:p>
      <text:p text:style-name="P30">Chegou energia elétrica.</text:p>
      <text:p text:style-name="P30">A partir daquele momento ele precisa se adequar.</text:p>
      <text:p text:style-name="P30"/>
      <text:p text:style-name="P49">Intervalo </text:p>
      <text:p text:style-name="P31"/>
      <text:p text:style-name="P31">Romanos 7:15-24</text:p>
      <text:p text:style-name="P31">A velha natureza que morreu no dia do meu segundo nascimento está amarrada em mim.</text:p>
      <text:p text:style-name="P31"/>
      <text:p text:style-name="P31">Santificação inicialmente</text:p>
      <text:p text:style-name="P31">→ Somos <text:span text:style-name="T12">livres</text:span> da <text:span text:style-name="T1">condenação do pecado</text:span>. (<text:span text:style-name="T13">O</text:span> pecado não nos condena mais)</text:p>
      <text:p text:style-name="P31"/>
      <text:p text:style-name="P31">Santificação progressiva</text:p>
      <text:p text:style-name="P31">→ Somos <text:span text:style-name="T12">livres</text:span> do <text:span text:style-name="T1">poder do pecado</text:span>. <text:span text:style-name="T13">(Não sou mais influenciado pelo pecado)</text:span></text:p>
      <text:p text:style-name="P31"/>
      <text:p text:style-name="P31">Santificação final</text:p>
      <text:p text:style-name="P31">→ Somos <text:span text:style-name="T12">livres</text:span> da <text:span text:style-name="T1">presença do pecado</text:span>.</text:p>
      <text:p text:style-name="P31"/>
      <text:p text:style-name="P31"/>
      <text:p text:style-name="P63">Nascido de novo, mas fora do trilho</text:p>
      <text:p text:style-name="P32"/>
      <text:p text:style-name="P33">É perigoso viver uma vida semelhante a Igreja de Éfeso, <text:span text:style-name="T14">perfeita nas obras</text:span>, mas com o <text:span text:style-name="T14">coração distante</text:span> do senhor.</text:p>
      <text:p text:style-name="P33"/>
      <text:p text:style-name="P34">Faça uma <text:span text:style-name="T1">síntese</text:span> dos assuntos que foram tratados até aqui e qual ou quais <text:span text:style-name="T1">lhe afetaram</text:span> de forma mais intensa e por que?</text:p>
      <text:p text:style-name="P34"/>
      <text:p text:style-name="P34"><text:soft-page-break/></text:p>
      <text:p text:style-name="P28"/>
      <text:list xml:id="list214109632785997" text:continue-list="list214110795379065" text:style-name="Outline">
        <text:list-item>
          <text:h text:style-name="P66" text:outline-level="1">15 de abril de 2021</text:h>
        </text:list-item>
      </text:list>
      <text:p text:style-name="P64"/>
      <text:p text:style-name="P35">Huh.</text:p>
      <text:p text:style-name="P35"/>
      <text:p text:style-name="P35"/>
      <text:p text:style-name="P35">Mais 3 livros:</text:p>
      <text:list xml:id="list91200344" text:style-name="L3">
        <text:list-item>
          <text:p text:style-name="P79"><text:span text:style-name="T1">A vocação espiritual do Pastor. – Peterson</text:span><text:line-break/>Os arpoadores não são percebidos, mas ficam cuidando de maneira delicada a hora exata de lançar a lança e conseguir êxito em sua caça;</text:p>
        </text:list-item>
        <text:list-item>
          <text:p text:style-name="P82">Caminho de Jesus e os atalhos da igreja. – Peterson<text:span text:style-name="T4"><text:line-break/>Escolhas, decisões, propostas que podemos ou não aceitar.</text:span></text:p>
        </text:list-item>
        <text:list-item>
          <text:p text:style-name="P83">Simplesmente Jesus. – N. T Wrigh<text:line-break/><text:span text:style-name="T4">Quem foi Jesus?</text:span></text:p>
        </text:list-item>
      </text:list>
      <text:p text:style-name="P35"/>
      <text:p text:style-name="P1"><text:span text:style-name="T4">&gt; Pesquisar melhor a cerca do Credo daquilo que </text:span>Cremos<text:span text:style-name="T4">.</text:span></text:p>
      <text:p text:style-name="P36"/>
      <text:p text:style-name="P36"/>
      <text:p text:style-name="P51">Perigo da espiritualidade fragmentada</text:p>
      <text:p text:style-name="P36"/>
      <text:p text:style-name="P36">A dicotomização da espiritualidade cristã.</text:p>
      <text:p text:style-name="P36"/>
      <text:p text:style-name="P52"><text:span text:style-name="T4">“A espiritualidade </text:span>apenas<text:span text:style-name="T4"> na crença é</text:span> desprovida de significado<text:span text:style-name="T4"> na vida cotidiana.” João 3. Esta espiritualidade é </text:span>altamente moralista<text:span text:style-name="T4">,</text:span> <text:span text:style-name="T4">e incentivadora do </text:span>sectarismo<text:span text:style-name="T4">(Divisões).</text:span></text:p>
      <text:p text:style-name="P37"/>
      <text:p text:style-name="P53">&gt; Até que ponto <text:span text:style-name="T4">você está disposto a negociar a lei para salvar uma vida.</text:span></text:p>
      <text:p text:style-name="P37"/>
      <text:p text:style-name="P37"/>
      <text:p text:style-name="P53">Espiritualidade apenas no modo de vida</text:p>
      <text:p text:style-name="P39"/>
      <text:p text:style-name="P39">Esse modo de vida forma(gera) esteriótipos de espirituais e “não espirituais”.</text:p>
      <text:p text:style-name="P39"/>
      <text:p text:style-name="P40">Numerolátricas(A partir de eventos, de fotos e de circunstância para mostrar o quanto Deus faz a partir da minha vida)</text:p>
      <text:p text:style-name="P40"/>
      <text:p text:style-name="P41">“O processo de idolatrar os resultados é maligno, no Reino dos Céus não existe a possibilidade de contar os resultados pois muitos ainda estão no processo de germinação.” 1 Cor 3:6</text:p>
      <text:p text:style-name="P37"/>
      <text:p text:style-name="P54">Uma proposta de espiritualidade integral</text:p>
      <text:p text:style-name="P41"/>
      <text:p text:style-name="P41">Espiritualidade Cristã</text:p>
      <text:list xml:id="list1715127283" text:style-name="L4">
        <text:list-item>
          <text:p text:style-name="P80">Crença</text:p>
        </text:list-item>
        <text:list-item>
          <text:p text:style-name="P80">Modo de vida</text:p>
        </text:list-item>
        <text:list-item>
          <text:p text:style-name="P80">Valores</text:p>
        </text:list-item>
      </text:list>
      <text:p text:style-name="P41"/>
      <text:p text:style-name="P54"><text:soft-page-break/><text:span text:style-name="T4">A minha crença gera os meus valores que </text:span>determinarão<text:span text:style-name="T4"> o meu modo de vida; Crenças mudam valores que se tornam visíveis na prática diária.</text:span></text:p>
      <text:p text:style-name="P41"/>
      <text:p text:style-name="P42">Crença → Valores → Modo de vida.</text:p>
      <text:p text:style-name="P42"/>
      <text:p text:style-name="P43">Proposta: Pregar pra você no que de fato ele crê através das ações que ele realiza.</text:p>
      <text:p text:style-name="P43"/>
      <text:p text:style-name="P43"/>
      <text:p text:style-name="P44">Proatividade, persistência, perfeccionismo</text:p>
      <text:p text:style-name="P44">Dificuldade com estresse</text:p>
      <text:p text:style-name="P44"/>
      <text:p text:style-name="P44">A pergunta</text:p>
      <text:p text:style-name="P44"><text:tab/>O que fazer ou como mudar isso?</text:p>
      <text:p text:style-name="P44"/>
      <text:p text:style-name="P44">Como mudar isso? (meu ponto negativo)</text:p>
      <text:p text:style-name="P44"/>
      <text:p text:style-name="P44"/>
      <text:p text:style-name="P50">Intervalo</text:p>
      <text:p text:style-name="P44"/>
      <text:p text:style-name="P55">As Escrituras são o ponto de partida para uma espiritualidade saudável.</text:p>
      <text:p text:style-name="P55"><text:span text:style-name="T4"><text:tab/>Não é o texto sagrado </text:span>escravo da nossa devoção<text:span text:style-name="T4">. É a nossa devoção que deve</text:span> fluir do texto<text:span text:style-name="T4"> sagrado e dele ser serva. As </text:span>emoções<text:span text:style-name="T4"> humanas </text:span>não são crivos<text:span text:style-name="T4"> para a espiritualidade humana, mas sim a Palavra de Deus.</text:span></text:p>
      <text:p text:style-name="P45"/>
      <text:p text:style-name="P55">A bíblia co<text:span text:style-name="T15">m</text:span>o recurso para a Espiritualidade Bíblica.</text:p>
      <text:p text:style-name="P55"><text:span text:style-name="T4"><text:tab/>A </text:span>bíblia<text:span text:style-name="T4"> é reconhecida por todo o cristão como </text:span>fundamental para a vida<text:span text:style-name="T4"> e o pensamento cristão, ela é a </text:span>fonte <text:span text:style-name="T4">de toda a nutrição, moldura, desenvolvimento e </text:span>maturação da fé cristã<text:span text:style-name="T4">.</text:span></text:p>
      <text:p text:style-name="P45"/>
      <text:p text:style-name="P45"/>
      <text:p text:style-name="P45">Escrituras são</text:p>
      <text:list xml:id="list1254573635" text:style-name="L5">
        <text:list-item>
          <text:p text:style-name="P81">Documento histórico.</text:p>
        </text:list-item>
        <text:list-item>
          <text:p text:style-name="P81">Documento teológico.</text:p>
        </text:list-item>
        <text:list-item>
          <text:p text:style-name="P81">Sustento Espiritual.</text:p>
        </text:list-item>
      </text:list>
      <text:p text:style-name="P45">Resultando em uma vida Espiritual saudável.</text:p>
      <text:p text:style-name="P45"/>
      <text:p text:style-name="P55">Espiritualidade e Deus</text:p>
      <text:p text:style-name="P45"><text:tab/>Falar de uma espiritualidade bíblica é falar de uma espiritualidade mais “de Deus” do que “com Deus”</text:p>
      <text:p text:style-name="P45"/>
      <text:p text:style-name="P55"><text:span text:style-name="T4">A espiritualidade </text:span>não<text:span text:style-name="T4"> tem a ver com o que </text:span>nós fazemos<text:span text:style-name="T4">, mas com </text:span>o que Deus faz em nós<text:span text:style-name="T4">; </text:span><text:span text:style-name="T5">Quando ele te chamou ele </text:span><text:span text:style-name="T7">já </text:span><text:span text:style-name="T5">trabalhava </text:span><text:span text:style-name="T7">há muitos séculos</text:span><text:span text:style-name="T5">.</text:span></text:p>
      <text:p text:style-name="P38"/>
      <text:p text:style-name="P56"><text:span text:style-name="T6">D</text:span>eus <text:span text:style-name="T4">é o agente da nossa vida de fé. </text:span>Tudo <text:span text:style-name="T4">o que fazemos em direção a Ele é </text:span>apenas resposta<text:span text:style-name="T4">.</text:span></text:p>
      <text:p text:style-name="P38"/>
      <text:p text:style-name="P38"/>
      <text:p text:style-name="P57">Espiritualidade: conhecimento de Deus</text:p>
      <text:p text:style-name="P46"><text:soft-page-break/>É <text:span text:style-name="T1">impossível </text:span>falarmos numa <text:span text:style-name="T1">espiritualidade bíblia </text:span>sem admitirmos a possibilidade de conhecermos Deus.</text:p>
      <text:p text:style-name="P46"/>
      <text:p text:style-name="P46">Babel x Escada de Jacó. → <text:span text:style-name="T8">WOW</text:span></text:p>
      <text:p text:style-name="P65">Ok, you don’t need to tease me anymore, i will read.</text:p>
      <text:p text:style-name="P65">Thanks, Jesus.<text:span text:style-name="T16"> </text:span><text:span text:style-name="T17"><text:s/>- </text:span><text:span text:style-name="T18">future me: will you fucking do tho? </text:span><text:span text:style-name="T19">YEAH&gt;………..………...sure</text:span></text:p>
      <text:p text:style-name="P46"/>
      <text:p text:style-name="P46"><text:span text:style-name="T1">Não </text:span>é o homem que <text:span text:style-name="T1">invade </text:span>o universo divino, antes, <text:span text:style-name="T1">somos encontrados por ele</text:span>.</text:p>
      <text:p text:style-name="P57">O Conhecimento de Deus não é possível plenamente</text:p>
      <text:p text:style-name="P48">Agostinho na Praia.</text:p>
      <text:p text:style-name="P48">“A Eternidade será pouco para conhecer a Eternidade de Deus.”</text:p>
      <text:p text:style-name="P58">“Tem sorvete no céu.” – Jaiison, CTMVida</text:p>
      <text:p text:style-name="P58">Simplesmente responda ao chamado do Pai.</text:p>
      <text:p text:style-name="P58"/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0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4-29T21:41:08.729000000</dc:date>
    <meta:editing-duration>PT12H33S</meta:editing-duration>
    <meta:editing-cycles>13</meta:editing-cycles>
    <meta:document-statistic meta:table-count="0" meta:image-count="1" meta:object-count="0" meta:page-count="11" meta:paragraph-count="197" meta:word-count="1777" meta:character-count="10390" meta:non-whitespace-character-count="8802"/>
  </office:meta>
</office:document-meta>
</file>